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6FC1165FD56BCDF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normal" officeooo:rsid="00162755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3cab34" style:font-size-asian="12pt" style:font-style-asian="normal" style:font-weight-asian="bold" style:font-name-complex="Arial" style:font-size-complex="12pt" style:font-style-complex="normal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3cab34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3cab34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paragraph-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paragraph-rsid="0030b1a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2be1f9" officeooo:paragraph-rsid="0030b1a2" style:font-size-asian="12pt" style:font-size-complex="12pt"/>
    </style:style>
    <style:style style:name="P14" style:family="paragraph" style:parent-style-name="Standard">
      <style:text-properties style:font-name="Arial" officeooo:paragraph-rsid="003cab34"/>
    </style:style>
    <style:style style:name="P15" style:family="paragraph" style:parent-style-name="Standard">
      <style:paragraph-properties fo:text-align="start" style:justify-single-word="false"/>
      <style:text-properties officeooo:paragraph-rsid="002be1f9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06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be1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2c8b09" officeooo:paragraph-rsid="002be1f9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e1f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paragraph-rsid="003cab34"/>
    </style:style>
    <style:style style:name="P22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0602" style:font-size-asian="12pt" style:font-size-complex="12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e1f9" style:font-size-asian="12pt" style:font-size-complex="12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0b1a2" style:font-size-asian="12pt" style:font-size-complex="12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be1f9"/>
    </style:style>
    <style:style style:name="P28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3cab3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9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3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33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2be1f9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3a3c9c"/>
    </style:style>
    <style:style style:name="P37" style:family="paragraph" style:parent-style-name="Standard" style:list-style-name="L2">
      <style:paragraph-properties fo:text-align="justify" style:justify-single-word="false"/>
      <style:text-properties officeooo:paragraph-rsid="003cab34"/>
    </style:style>
    <style:style style:name="P38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style:text-underline-style="none" fo:font-weight="normal" officeooo:rsid="002c8b09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style:text-underline-style="none" fo:font-weight="normal" officeooo:rsid="0030b1a2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0" style:family="paragraph" style:parent-style-name="Standard" style:list-style-name="L3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1" style:family="paragraph" style:parent-style-name="Standard" style:list-style-name="L5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2" style:family="paragraph" style:parent-style-name="Standard" style:list-style-name="L3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rsid="002d83e5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3" style:family="paragraph" style:parent-style-name="Standard" style:list-style-name="L3">
      <style:paragraph-properties fo:text-align="justify" style:justify-single-word="false" style:snap-to-layout-grid="false"/>
      <style:text-properties fo:color="#0000ff" style:font-name="Arial" fo:font-size="12pt" officeooo:paragraph-rsid="003cab34" style:font-size-asian="12pt" style:font-size-complex="12pt"/>
    </style:style>
    <style:style style:name="P4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74768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3f6dc4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officeooo:rsid="002be1f9" style:font-size-asian="12pt" style:font-size-complex="12pt"/>
    </style:style>
    <style:style style:name="T9" style:family="text">
      <style:text-properties style:font-name="Arial" fo:font-size="12pt" officeooo:rsid="00387a5e" style:font-size-asian="12pt" style:font-size-complex="12pt"/>
    </style:style>
    <style:style style:name="T10" style:family="text">
      <style:text-properties style:font-name="Arial" fo:font-size="12pt" officeooo:rsid="001be0e5" style:font-size-asian="12pt" style:font-name-complex="Arial" style:font-size-complex="12pt"/>
    </style:style>
    <style:style style:name="T11" style:family="text">
      <style:text-properties style:font-name="Arial" fo:font-size="12pt" officeooo:rsid="002be1f9" style:font-size-asian="12pt" style:font-name-complex="Arial" style:font-size-complex="12pt"/>
    </style:style>
    <style:style style:name="T12" style:family="text">
      <style:text-properties style:font-name="Arial" fo:font-size="12pt" officeooo:rsid="00240602" style:font-name-complex="Arial" style:font-size-complex="12pt"/>
    </style:style>
    <style:style style:name="T13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2013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3a3c9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style:font-name="Arial" fo:font-size="12pt" fo:font-style="normal" style:text-underline-style="none" fo:font-weight="normal" officeooo: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rial" officeooo:rsid="002be1f9" style:font-name-complex="Arial"/>
    </style:style>
    <style:style style:name="T22" style:family="text">
      <style:text-properties style:font-name="Arial" officeooo:rsid="001be0e5" style:font-name-complex="Arial"/>
    </style:style>
    <style:style style:name="T23" style:family="text">
      <style:text-properties style:font-name="Arial" officeooo:rsid="0030b1a2" style:font-name-complex="Arial"/>
    </style:style>
    <style:style style:name="T24" style:family="text">
      <style:text-properties style:font-name="Arial" officeooo:rsid="003a3c9c" style:font-name-complex="Arial"/>
    </style:style>
    <style:style style:name="T25" style:family="text">
      <style:text-properties style:font-name="Arial" fo:font-weight="bold" officeooo:rsid="001be0e5" style:font-weight-asian="bold" style:font-name-complex="Arial" style:font-weight-complex="bold"/>
    </style:style>
    <style:style style:name="T26" style:family="text">
      <style:text-properties style:font-name="Arial" officeooo:rsid="002be1f9"/>
    </style:style>
    <style:style style:name="T27" style:family="text">
      <style:text-properties style:font-name="Arial" officeooo:rsid="0030b1a2"/>
    </style:style>
    <style:style style:name="T28" style:family="text">
      <style:text-properties style:font-name="Arial" officeooo:rsid="003a56cd"/>
    </style:style>
    <style:style style:name="T29" style:family="text">
      <style:text-properties officeooo:rsid="002be1f9"/>
    </style:style>
    <style:style style:name="T30" style:family="text">
      <style:text-properties fo:color="#800000" style:font-name="Arial" fo:font-weight="bold" officeooo:rsid="001be0e5" style:font-weight-asian="bold" style:font-name-complex="Arial" style:font-weight-complex="bold"/>
    </style:style>
    <style:style style:name="T31" style:family="text">
      <style:text-properties officeooo:rsid="0030b1a2"/>
    </style:style>
    <style:style style:name="T32" style:family="text">
      <style:text-properties style:font-name="Times New Roman" fo:font-size="10.5pt" fo:font-style="normal" style:text-underline-style="none" fo:font-weight="normal" officeooo:rsid="002be1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33" style:family="text">
      <style:text-properties officeooo:rsid="00387a5e"/>
    </style:style>
    <style:style style:name="T34" style:family="text">
      <style:text-properties fo:color="#008000" style:font-name="Arial" fo:font-size="12pt" fo:font-style="normal" style:text-underline-style="none" fo:font-weight="normal" officeooo: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5" style:family="text">
      <style:text-properties fo:color="#008000" style:font-name="Arial" fo:font-size="12pt" fo:font-style="normal" style:text-underline-style="none" fo:font-weight="bold" officeooo: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T36" style:family="text">
      <style:text-properties fo:color="#008000" style:font-name="Arial" fo:font-size="12pt" fo:font-style="normal" style:text-underline-style="none" fo:font-weight="bold" officeooo: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T37" style:family="text">
      <style:text-properties officeooo:rsid="001575b4"/>
    </style:style>
    <style:style style:name="T38" style:family="text">
      <style:text-properties officeooo:rsid="003a50b9"/>
    </style:style>
    <style:style style:name="T39" style:family="text">
      <style:text-properties fo:font-weight="bold" officeooo:rsid="003a50b9" style:font-weight-asian="bold" style:font-weight-complex="bold"/>
    </style:style>
    <style:style style:name="T40" style:family="text">
      <style:text-properties officeooo:rsid="002c8b09"/>
    </style:style>
    <style:style style:name="T41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2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43" style:family="text">
      <style:text-properties officeooo:rsid="00162755"/>
    </style:style>
    <style:style style:name="T44" style:family="text">
      <style:text-properties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5" style:family="text">
      <style:text-properties fo:font-size="12pt" fo:font-style="normal" style:text-underline-style="none" fo:font-weight="bold" officeooo: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T46" style:family="text">
      <style:text-properties officeooo:rsid="003f6dc4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RDE. IES Haría</text:p>
      <text:p text:style-name="P23">UT<text:span text:style-name="T46">8. Práctica consolidación</text:span></text:p>
      <text:h text:style-name="P31" text:outline-level="1"><text:span text:style-name="T29">Sistemas</text:span> de cableado estructurado</text:h>
      <text:p text:style-name="P8"/>
      <text:p text:style-name="P20">Realiza los siguientes ejercicios</text:p>
      <text:p text:style-name="P11"/>
      <text:p text:style-name="P19">Ejercicio 1. Incumplimientos de la norma</text:p>
      <text:p text:style-name="P16"><text:span text:style-name="Source_20_Text"><text:span text:style-name="T12"/></text:span></text:p>
      <text:p text:style-name="P9"><text:span text:style-name="Source_20_Text"><text:span text:style-name="T21">D</text:span></text:span><text:span text:style-name="Source_20_Text"><text:span text:style-name="T22">eterminar para cada caso los </text:span></text:span><text:span text:style-name="Source_20_Text"><text:span text:style-name="T30">incumplimientos</text:span></text:span><text:span text:style-name="Source_20_Text"><text:span text:style-name="T22">, si los hay, de la normativa de cableado estructurado vigente en nuestro país y proponer los </text:span></text:span><text:span text:style-name="Source_20_Text"><text:span text:style-name="T25">cambios</text:span></text:span><text:span text:style-name="Source_20_Text"><text:span text:style-name="T22"> oportunos.</text:span></text:span></text:p>
      <text:p text:style-name="P9"><text:span text:style-name="Source_20_Text"><text:span text:style-name="T10"/></text:span></text:p>
      <text:p text:style-name="P10"><text:span text:style-name="T29">a)</text:span> "...Todo el cableado horizontal se realizará con cable <text:span text:style-name="T29">UTP de</text:span> categoría <text:span text:style-name="T33">6</text:span>, el cable de alimentación eléctrica de las distintas tomas de corriente <text:s/>será <text:span text:style-name="T33">no-</text:span>pantallado..."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24"/>
          </table:table-cell>
        </table:table-row>
      </table:table>
      <text:p text:style-name="P17"><text:span text:style-name="Source_20_Text"><text:span text:style-name="T15"/></text:span></text:p>
      <text:p text:style-name="P18"><text:span text:style-name="Source_20_Text"><text:span text:style-name="T11">b) </text:span></text:span><text:span text:style-name="Source_20_Text"><text:span text:style-name="T8">...En el subsistema horizontal todos los cables (tanto eléctricos como de red) irán </text:span></text:span><text:span text:style-name="Source_20_Text"><text:span text:style-name="T9">en diferentes bandejas. Las bandejas tendrán una separación entre si de 15 cm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5"/>
          </table:table-cell>
        </table:table-row>
      </table:table>
      <text:p text:style-name="P18"><text:span text:style-name="Source_20_Text"><text:span text:style-name="T8"/></text:span></text:p>
      <text:p text:style-name="P13">c)...En el subsistema horizontal, <text:span text:style-name="T33">habrá una roseta en el cuarto de maquinas. Para evitar interferencias el cable es separado 1 metro del motor eléctrico del ascensor que se encuentra en dicho cuarto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6"/>
          </table:table-cell>
        </table:table-row>
      </table:table>
      <text:p text:style-name="P12"><text:span text:style-name="Source_20_Text"><text:span text:style-name="T32"/></text:span></text:p>
      <text:p text:style-name="P12"/>
      <text:p text:style-name="P12"><text:span text:style-name="T31">d)</text:span>"...Se aprovechará las rosetas existentes de <text:span text:style-name="T29">clase</text:span> <text:span text:style-name="T33">D</text:span> dado que se encuentran en buen estado..."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7"/>
          </table:table-cell>
        </table:table-row>
      </table:table>
      <text:p text:style-name="P9"><text:span text:style-name="Source_20_Text"><text:span text:style-name="T7"/></text:span></text:p>
      <text:p text:style-name="P10"><text:span text:style-name="Source_20_Text"><text:span text:style-name="T27">e</text:span></text:span><text:span text:style-name="Source_20_Text"><text:span text:style-name="T26">) “...</text:span></text:span><text:span text:style-name="Source_20_Text"><text:span text:style-name="T28">En los armarios de comunicaciones se dejará un espacio de 1 metro libre alrededor de las puertas para maniobrar con comodidad.</text:span></text:span><text:span text:style-name="Source_20_Text"><text:span text:style-name="T26">..”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7"/>
          </table:table-cell>
        </table:table-row>
      </table:table>
      <text:p text:style-name="P10"><text:span text:style-name="Source_20_Text"><text:span text:style-name="T14"/></text:span></text:p>
      <text:p text:style-name="P10"><text:span text:style-name="Source_20_Text"><text:span text:style-name="T23">f</text:span></text:span><text:span text:style-name="Source_20_Text"><text:span text:style-name="T21">) “...El cuarto de telecomunicaciones de la planta baja se </text:span></text:span><text:span text:style-name="Source_20_Text"><text:span text:style-name="T24">mantendrá permanentemente entre 15 y 30 grados centígrados, la humedad relativa por debajo del 65% y se realizará un cambio completo de aire cada dos horas...</text:span></text:span><text:span text:style-name="Source_20_Text"><text:span text:style-name="T21">”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27"/>
          </table:table-cell>
        </table:table-row>
      </table:table>
      <text:p text:style-name="P10"><text:span text:style-name="Source_20_Text"><text:span text:style-name="T14"/></text:span></text:p>
      <text:p text:style-name="P10"><text:span text:style-name="Source_20_Text"><text:span text:style-name="T23">g</text:span></text:span><text:span text:style-name="Source_20_Text"><text:span text:style-name="T21">) “...Los distribuidores de planta se interconectarán de la siguiente forma:</text:span></text:span></text:p>
      <text:list xml:id="list679861565415350964" text:style-name="L1">
        <text:list-item>
          <text:p text:style-name="P35"><text:span text:style-name="Source_20_Text"><text:span text:style-name="T14">El distribuidor de la segunda planta se conectará con el distribuidor del edificio y con el de la tercera planta.</text:span></text:span></text:p>
        </text:list-item>
        <text:list-item>
          <text:p text:style-name="P35"><text:span text:style-name="Source_20_Text"><text:span text:style-name="T14">El distribuidor de la primera planta se conectará con el distribuidor del edificio.</text:span></text:span></text:p>
        </text:list-item>
        <text:list-item>
          <text:p text:style-name="P36"><text:span text:style-name="Source_20_Text"><text:span text:style-name="T16">El distribuidor de la tercera planta se conectará con el del edificio y con el de la primera planta</text:span></text:span></text:p>
        </text:list-item>
      </text:list>
      <text:p text:style-name="P15"><text:span text:style-name="Source_20_Text"><text:span text:style-name="T14">...”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7"/>
          </table:table-cell>
        </table:table-row>
      </table:table>
      <text:p text:style-name="P15"><text:span text:style-name="Source_20_Text"><text:span text:style-name="T14"><text:s/></text:span></text:span></text:p>
      <text:p text:style-name="P21"><text:span text:style-name="T35">Ejercicio 2. </text:span><text:span text:style-name="T36">Dimensionado de un distribuidor</text:span></text:p>
      <text:p text:style-name="P28"/>
      <text:p text:style-name="P29"/>
      <text:p text:style-name="P3">Queremos diseñar un <text:span text:style-name="T37">repartidor de planta</text:span> <text:span text:style-name="T37">(FD)</text:span> con los siguientes requisitos:</text:p>
      <text:p text:style-name="P29"/>
      <text:list xml:id="list4626090019722450183" text:style-name="L2">
        <text:list-item>
          <text:p text:style-name="P37"><text:span text:style-name="T17">E</text:span><text:span text:style-name="T13">stá previsto que aloje una sala con </text:span><text:span text:style-name="T19">300</text:span><text:span text:style-name="T13"> usuarios</text:span></text:p>
        </text:list-item>
        <text:list-item>
          <text:p text:style-name="P37"><text:span text:style-name="T17">Hay </text:span><text:span text:style-name="T18">1</text:span><text:span text:style-name="T17">5</text:span><text:span text:style-name="T13"> despachos individuales.</text:span></text:p>
        </text:list-item>
        <text:list-item>
          <text:p text:style-name="P38">Contiene una <text:span text:style-name="T38">3 </text:span>sala de reuniones</text:p>
        </text:list-item>
        <text:list-item>
          <text:p text:style-name="P39">Los armarios tienen capacidad de 42U</text:p>
        </text:list-item>
      </text:list>
      <text:p text:style-name="P30"/>
      <text:p text:style-name="P4"><text:span text:style-name="T38">Insertar los </text:span><text:span text:style-name="T39">cálculos</text:span><text:span text:style-name="T38"> y el resultado</text:span>:</text:p>
      <text:p text:style-name="P1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1339555777148720619" text:style-name="L3">
              <text:list-item>
                <text:p text:style-name="P40">El número de <text:span text:style-name="T40">conectores</text:span> de red: </text:p>
              </text:list-item>
              <text:list-item>
                <text:p text:style-name="P42">El número de unidades de armario necesarios (U):</text:p>
              </text:list-item>
              <text:list-item>
                <text:p text:style-name="P43"><text:span text:style-name="T41">El número de armarios. </text:span><text:span text:style-name="T42">Necesarios : </text:span></text:p>
              </text:list-item>
            </text:list>
          </table:table-cell>
        </table:table-row>
      </table:table>
      <text:p text:style-name="P6"/>
      <text:p text:style-name="P2">Ejercicio 3. <text:span text:style-name="T40">Cantidad de cables en canalización</text:span></text:p>
      <text:p text:style-name="P4"/>
      <text:list xml:id="list3634170768400224843" text:style-name="L4">
        <text:list-header>
          <text:p text:style-name="P33">¿Cuántos cables <text:span text:style-name="T43">de datos</text:span> deben meterse como máximo en los siguientes tipos de canaleta cumpliendo las recomendaciones incluidas en la normativa? </text:p>
        </text:list-header>
      </text:list>
      <text:p text:style-name="P3"/>
      <text:p text:style-name="P3"><text:span text:style-name="T38">Insertar los </text:span><text:span text:style-name="T39">cálculos</text:span><text:span text:style-name="T38"> y el resultado:</text:span></text:p>
      <text:p text:style-name="P4"/>
      <text:p text:style-name="P1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xml:id="list2791204055339386503" text:style-name="L5">
              <text:list-item>
                <text:p text:style-name="P41"><text:span text:style-name="T40">12</text:span>0x<text:span text:style-name="T40">50</text:span>mm : </text:p>
              </text:list-item>
              <text:list-item>
                <text:p text:style-name="P41"><text:span text:style-name="T40">135</text:span>x<text:span text:style-name="T38">55</text:span>mm : </text:p>
              </text:list-item>
            </text:list>
          </table:table-cell>
        </table:table-row>
      </table:table>
      <text:p text:style-name="P4"><text:span text:style-name="Source_20_Text"><text:span text:style-name="T20"/></text:span></text:p>
      <text:p text:style-name="P2">Ejercicio <text:span text:style-name="T38">4</text:span>. <text:span text:style-name="T40">Cantidad de cables en canalización</text:span></text:p>
      <text:p text:style-name="P2"/>
      <text:list xml:id="list100759719350034" text:continue-list="list3634170768400224843" text:style-name="L4">
        <text:list-header>
          <text:p text:style-name="P34"><text:soft-page-break/>Un fabricante provee canaletas en tres medidas: 80x55, 120x55 y 140x70. Qué tipo de canaleta elegiremos si en nuestra instalación horizontal irán como máximo 75 cables.</text:p>
        </text:list-header>
      </text:list>
      <text:p text:style-name="P5"/>
      <text:p text:style-name="P7"><text:span text:style-name="T44">Insertar los </text:span><text:span text:style-name="T45">cálculos</text:span><text:span text:style-name="T44"> y el resultado: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2"/>
            <text:p text:style-name="P22"/>
          </table:table-cell>
        </table:table-row>
      </table:table>
      <text:p text:style-name="P1"><text:span text:style-name="Source_20_Text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f6dc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8</text:span><text:span text:style-name="MT3">-A</text:span><text:span text:style-name="MT2">C1</text:span><text:span text:style-name="MT1">. </text:span><text:span text:style-name="MT4">P</text:span><text:span text:style-name="MT2">ráctica-consolidación. SCE<text:tab/></text:span><text:span text:style-name="MT5"><text:tab/></text:span><text:span text:style-name="MT5"><draw:frame draw:style-name="Mfr1" draw:name="gráficos1" text:anchor-type="as-char" svg:width="2.335cm" svg:height="0.818cm" draw:z-index="2"><draw:image xlink:href="Pictures/10000201000001930000008D6FC1165FD56BCDFD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7-06-12T10:07:58.667356389</dc:date>
    <meta:print-date>2007-05-15T10:21:03</meta:print-date>
    <meta:editing-cycles>50</meta:editing-cycles>
    <meta:editing-duration>PT7H53M20S</meta:editing-duration>
    <meta:document-statistic meta:table-count="10" meta:image-count="1" meta:object-count="0" meta:page-count="3" meta:paragraph-count="37" meta:word-count="426" meta:character-count="2646" meta:non-whitespace-character-count="2258"/>
    <meta:user-defined meta:name="Info 1"/>
    <meta:user-defined meta:name="Info 2"/>
    <meta:user-defined meta:name="Info 3"/>
    <meta:user-defined meta:name="Info 4"/>
  </office:meta>
</office:document-meta>
</file>